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93in"/>
    </style:style>
    <style:style style:name="co2" style:family="table-column">
      <style:table-column-properties fo:break-before="auto" style:column-width="0.5874in"/>
    </style:style>
    <style:style style:name="co3" style:family="table-column">
      <style:table-column-properties fo:break-before="auto" style:column-width="0.68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783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0.5764in"/>
    </style:style>
    <style:style style:name="co8" style:family="table-column">
      <style:table-column-properties fo:break-before="auto" style:column-width="3.722in"/>
    </style:style>
    <style:style style:name="co9" style:family="table-column">
      <style:table-column-properties fo:break-before="auto" style:column-width="0.511in"/>
    </style:style>
    <style:style style:name="co10" style:family="table-column">
      <style:table-column-properties fo:break-before="auto" style:column-width="0.4134in"/>
    </style:style>
    <style:style style:name="co11" style:family="table-column">
      <style:table-column-properties fo:break-before="auto" style:column-width="1.328in"/>
    </style:style>
    <style:style style:name="co12" style:family="table-column">
      <style:table-column-properties fo:break-before="auto" style:column-width="0.7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66"/>
      <style:text-properties style:font-name="Liberation Sans"/>
    </style:style>
    <style:style style:name="ce5" style:family="table-cell" style:parent-style-name="Default">
      <style:table-cell-properties fo:background-color="#00ae00"/>
    </style:style>
    <style:style style:name="ce6" style:family="table-cell" style:parent-style-name="Default">
      <style:table-cell-properties fo:background-color="#00ae00"/>
      <style:text-properties style:font-name="Liberation Sans"/>
    </style:style>
    <style:style style:name="ce7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fo:background-color="#008000"/>
    </style:style>
    <style:style style:name="ce9" style:family="table-cell" style:parent-style-name="Default">
      <style:table-cell-properties fo:background-color="#dc2300"/>
      <style:text-properties style:font-name="Liberation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011" table:default-cell-style-name="ce1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TDP</text:p>
          </table:table-cell>
          <table:table-cell office:value-type="string" calcext:value-type="string">
            <text:p>CPU Mark</text:p>
          </table:table-cell>
          <table:table-cell office:value-type="string" calcext:value-type="string">
            <text:p>CPU Mark single threa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M slot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Video GFLOPS</text:p>
          </table:table-cell>
          <table:table-cell office:value-type="string" calcext:value-type="string">
            <text:p>Rezolutie</text:p>
          </table:table-cell>
          <table:table-cell office:value-type="string" calcext:value-type="string">
            <text:p>12 GiB</text:p>
          </table:table-cell>
          <table:table-cell office:value-type="string" calcext:value-type="string">
            <text:p>16 GiB</text:p>
          </table:table-cell>
          <table:table-cell office:value-type="string" calcext:value-type="string">
            <text:p>Not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ntium T2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35" calcext:value-type="float">
            <text:p>35</text:p>
          </table:table-cell>
          <table:table-cell office:value-type="float" office:value="927" calcext:value-type="float">
            <text:p>927</text:p>
          </table:table-cell>
          <table:table-cell office:value-type="float" office:value="633" calcext:value-type="float">
            <text:p>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6-52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44" calcext:value-type="float">
            <text:p>2444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<text:a xlink:href="http://www.altex.ro/laptop-toshiba-satellite-m50d-a-10l-amd-quad-core-a6-5200-2-0ghz-15-6-4gb-500gb-amd-radeon-hd-8400-windows-8-1" xlink:type="simple">http://www.altex.ro/laptop-toshiba-satellite-m50d-a-10l-amd-quad-core-a6-5200-2-0ghz-15-6-4gb-500gb-amd-radeon-hd-8400-windows-8-1</text:a></text:p>
          </table:table-cell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8-64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.0-2.4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10-5745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.1-2.9</text:p>
          </table:table-cell>
          <table:table-cell office:value-type="float" office:value="25" calcext:value-type="float">
            <text:p>25</text:p>
          </table:table-cell>
          <table:table-cell office:value-type="float" office:value="2819" calcext:value-type="float">
            <text:p>281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8-7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.8-3.0</text:p>
          </table:table-cell>
          <table:table-cell office:value-type="float" office:value="19" calcext:value-type="float">
            <text:p>19</text:p>
          </table:table-cell>
          <table:table-cell office:value-type="float" office:value="2935" calcext:value-type="float">
            <text:p>2935</text:p>
          </table:table-cell>
          <table:table-cell/>
          <table:table-cell office:value-type="string" calcext:value-type="string">
            <text:p>http://www.emag.ro/laptop-hp-probook-455-g2-cu-procesor-amd-quad-core-a8-7100-1-80ghz-4gb-500gb-amd-radeon-r5-freedos-g6v94ea/pd/DGTD5BBBM/</text:p>
          </table:table-cell>
          <table:table-cell office:value-type="float" office:value="1300" calcext:value-type="float">
            <text:p>13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X-7500 2.10GHz Kave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MiB</text:p>
          </table:table-cell>
          <table:table-cell office:value-type="string" calcext:value-type="string">
            <text:p>2.1-3.3</text:p>
          </table:table-cell>
          <table:table-cell office:value-type="float" office:value="19" calcext:value-type="float">
            <text:p>19</text:p>
          </table:table-cell>
          <table:table-cell office:value-type="float" office:value="3772" calcext:value-type="float">
            <text:p>377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http://www.pcgarage.ro/notebook-laptop/lenovo/156-quot-ideapad-z50-75-fhd-procesor-amd-quad-core-fx-7500-210ghz-kaveri-8gb-1tb-plus-8gb-ssh-radeon-r7-m255-2gb-black/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1x8</text:p>
          </table:table-cell>
          <table:table-cell table:number-columns-repeated="5"/>
          <table:table-cell office:value-type="float" office:value="2450" calcext:value-type="float">
            <text:p>245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i7-4500U</text:p>
          </table:table-cell>
          <table:table-cell office:value-type="string" calcext:value-type="string">
            <text:p>2+ht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3854" calcext:value-type="float">
            <text:p>3854</text:p>
          </table:table-cell>
          <table:table-cell office:value-type="float" office:value="1596" calcext:value-type="float">
            <text:p>1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7-4510U</text:p>
          </table:table-cell>
          <table:table-cell office:value-type="string" calcext:value-type="string">
            <text:p>2+ht</text:p>
          </table:table-cell>
          <table:table-cell/>
          <table:table-cell office:value-type="string" calcext:value-type="string">
            <text:p>2.0-3.1</text:p>
          </table:table-cell>
          <table:table-cell office:value-type="float" office:value="15" calcext:value-type="float">
            <text:p>15</text:p>
          </table:table-cell>
          <table:table-cell office:value-type="float" office:value="3959" calcext:value-type="float">
            <text:p>3959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<text:a xlink:href="http://www.cel.ro/laptop-laptopuri/laptop-asus-x550ldv_xx827d-i7_4510u-500gb-4gb-gt820m-2gb-l/" xlink:type="simple">http://www.cel.ro/laptop-laptopuri/laptop-asus-x550ldv_xx827d-i7_4510u-500gb-4gb-gt820m-2gb-l/</text:a>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x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8-7600</text:p>
          </table:table-cell>
          <table:table-cell office:value-type="string" calcext:value-type="string">
            <text:p>2+ht</text:p>
          </table:table-cell>
          <table:table-cell/>
          <table:table-cell office:value-type="string" calcext:value-type="string">
            <text:p>3.1-3.8</text:p>
          </table:table-cell>
          <table:table-cell office:value-type="float" office:value="65" calcext:value-type="float">
            <text:p>65</text:p>
          </table:table-cell>
          <table:table-cell office:value-type="float" office:value="5254" calcext:value-type="float">
            <text:p>5254</text:p>
          </table:table-cell>
          <table:table-cell office:value-type="float" office:value="1570" calcext:value-type="float">
            <text:p>15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32"/></text:p>
          </table:table-cell>
          <table:table-cell office:value-type="string" calcext:value-type="string">
            <text:p>2+ht</text:p>
          </table:table-cell>
          <table:table-cell/>
          <table:table-cell office:value-type="string" calcext:value-type="string">
            <text:p>3.5-3.9</text:p>
          </table:table-cell>
          <table:table-cell office:value-type="float" office:value="65" calcext:value-type="float">
            <text:p>65</text:p>
          </table:table-cell>
          <table:table-cell office:value-type="float" office:value="5730" calcext:value-type="float">
            <text:p>5730</text:p>
          </table:table-cell>
          <table:table-cell office:value-type="float" office:value="1628" calcext:value-type="float">
            <text:p>16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s/>i7-4712MQ</text:p>
          </table:table-cell>
          <table:table-cell office:value-type="string" calcext:value-type="string">
            <text:p>4+ht</text:p>
          </table:table-cell>
          <table:table-cell/>
          <table:table-cell office:value-type="string" calcext:value-type="string">
            <text:p>2.3-3.3</text:p>
          </table:table-cell>
          <table:table-cell office:value-type="float" office:value="37" calcext:value-type="float">
            <text:p>37</text:p>
          </table:table-cell>
          <table:table-cell office:value-type="float" office:value="7181" calcext:value-type="float">
            <text:p>7181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http://www.cel.ro/laptop-laptopuri/laptop-acer-e5_572g_732j-i7_4712mq-500gb-4gb-nvidia-gt840m-2gb-l/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1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idia GT 840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366x768</text:p>
          </table:table-cell>
          <table:table-cell office:value-type="float" office:value="2950" calcext:value-type="float">
            <text:p>2950</text:p>
          </table:table-cell>
          <table:table-cell office:value-type="float" office:value="3300" calcext:value-type="float">
            <text:p>33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7-4702MQ</text:p>
          </table:table-cell>
          <table:table-cell office:value-type="string" calcext:value-type="string">
            <text:p>4+ht</text:p>
          </table:table-cell>
          <table:table-cell office:value-type="string" calcext:value-type="string">
            <text:p>6 MiB</text:p>
          </table:table-cell>
          <table:table-cell office:value-type="string" calcext:value-type="string">
            <text:p>2.2-3.2</text:p>
          </table:table-cell>
          <table:table-cell office:value-type="float" office:value="37" calcext:value-type="float">
            <text:p>37</text:p>
          </table:table-cell>
          <table:table-cell office:value-type="float" office:value="7285" calcext:value-type="float">
            <text:p>7285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<text:a xlink:href="http://www.pcgarage.ro/notebook-laptop/hp/156-probook-450-g1-procesor-intel-core-i7-4702mq-22ghz-haswell-8gb-1tb-radeon-hd-8750m-2gb/" xlink:type="simple">http://www.pcgarage.ro/notebook-laptop/hp/156-probook-450-g1-procesor-intel-core-i7-4702mq-22ghz-haswell-8gb-1tb-radeon-hd-8750m-2gb/</text:a>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1x8</text:p>
          </table:table-cell>
          <table:table-cell/>
          <table:table-cell table:style-name="ce2" office:value-type="string" calcext:value-type="string">
            <text:p>Radeon HD 8750M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1366x768</text:p>
          </table:table-cell>
          <table:table-cell office:value-type="float" office:value="3100" calcext:value-type="float">
            <text:p>3100</text:p>
          </table:table-cell>
          <table:table-cell office:value-type="float" office:value="3600" calcext:value-type="float">
            <text:p>360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<text:a xlink:href="http://www.cel.ro/laptop-laptopuri/laptop-lenovo-ideapad-g510-i7_4702mq-1tb-4gb-r7_m265-2gb-black-l/" xlink:type="simple">http://www.cel.ro/laptop-laptopuri/laptop-lenovo-ideapad-g510-i7_4702mq-1tb-4gb-r7_m265-2gb-black-l/</text:a>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1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eon R7 M265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366x768</text:p>
          </table:table-cell>
          <table:table-cell office:value-type="float" office:value="2950" calcext:value-type="float">
            <text:p>2950</text:p>
          </table:table-cell>
          <table:table-cell office:value-type="float" office:value="3200" calcext:value-type="float">
            <text:p>320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<text:a xlink:href="http://www.cel.ro/laptop-laptopuri/laptop-lenovo-ideapad-g510-i7_4702mq-1tb-8gb-r7_m265-2gb-black-l/" xlink:type="simple">http://www.cel.ro/laptop-laptopuri/laptop-lenovo-ideapad-g510-i7_4702mq-1tb-8gb-r7_m265-2gb-black-l/</text:a>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eon R7 M265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366x768</text:p>
          </table:table-cell>
          <table:table-cell office:value-type="float" office:value="3100" calcext:value-type="float">
            <text:p>3100</text:p>
          </table:table-cell>
          <table:table-cell office:value-type="float" office:value="3450" calcext:value-type="float">
            <text:p>345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<text:a xlink:href="http://www.cel.ro/laptop-laptopuri/laptop-hp-probook-450-g1-i7_4702mq-1tb-8gb-hd8750m-2gb.-l/" xlink:type="simple">http://www.cel.ro/laptop-laptopuri/laptop-hp-probook-450-g1-i7_4702mq-1tb-8gb-hd8750m-2gb.-l/</text:a>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2x4</text:p>
          </table:table-cell>
          <table:table-cell/>
          <table:table-cell table:style-name="ce2" office:value-type="string" calcext:value-type="string">
            <text:p>Radeon HD 8750M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1366x768</text:p>
          </table:table-cell>
          <table:table-cell office:value-type="float" office:value="3250" calcext:value-type="float">
            <text:p>3250</text:p>
          </table:table-cell>
          <table:table-cell office:value-type="float" office:value="3600" calcext:value-type="float">
            <text:p>3600</text:p>
          </table:table-cell>
          <table:table-cell table:number-columns-repeated="1008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<text:a xlink:href="http://www.emag.ro/laptop-acer-aspire-v3-772g-747a8g1tmakk-cu-procesor-intel-174-coretm-i7-4702mq-2-20ghz-haswell-8gb-1tb-nvidia-geforce-gt-750m-4gb-linux-black-nx-m74ex-005/pd/EQYM0BBBM/" xlink:type="simple">http://www.emag.ro/laptop-acer-aspire-v3-772g-747a8g1tmakk-cu-procesor-intel-174-coretm-i7-4702mq-2-20ghz-haswell-8gb-1tb-nvidia-geforce-gt-750m-4gb-linux-black-nx-m74ex-005/pd/EQYM0BBBM/</text:a>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string" calcext:value-type="string">
            <text:p>1x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vidia GT 750M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string" calcext:value-type="string">
            <text:p>1920x1080</text:p>
          </table:table-cell>
          <table:table-cell table:style-name="ce4" office:value-type="float" office:value="3400" calcext:value-type="float">
            <text:p>3400</text:p>
          </table:table-cell>
          <table:table-cell table:style-name="ce4" office:value-type="float" office:value="3550" calcext:value-type="float">
            <text:p>3550</text:p>
          </table:table-cell>
          <table:table-cell table:style-name="ce4"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<text:a xlink:href="http://www.cel.ro/laptop-laptopuri/laptop-lenovo-thinkpad-edge-e540-i7_4702mq-500gb_7200rpm-4gb-gt740m-l/" xlink:type="simple">http://www.cel.ro/laptop-laptopuri/laptop-lenovo-thinkpad-edge-e540-i7_4702mq-500gb_7200rpm-4gb-gt740m-l/</text:a>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idia GT 740M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1920x1080</text:p>
          </table:table-cell>
          <table:table-cell office:value-type="float" office:value="3350" calcext:value-type="float">
            <text:p>3350</text:p>
          </table:table-cell>
          <table:table-cell office:value-type="float" office:value="3700" calcext:value-type="float">
            <text:p>3700</text:p>
          </table:table-cell>
          <table:table-cell table:number-columns-repeated="1008"/>
        </table:table-row>
        <table:table-row table:style-name="ro1">
          <table:table-cell table:style-name="ce5" table:number-columns-repeated="7"/>
          <table:table-cell table:style-name="ce5" office:value-type="string" calcext:value-type="string">
            <text:p><text:a xlink:href="http://www.pcgarage.ro/notebook-laptop/lenovo/156-thinkpad-e540-fhd-procesor-intel-core-i7-4702mq-22ghz-haswell-4gb-500gb-geforce-gt-740m-2gb-black-desigilat/" xlink:type="simple">http://www.pcgarage.ro/notebook-laptop/lenovo/156-thinkpad-e540-fhd-procesor-intel-core-i7-4702mq-22ghz-haswell-4gb-500gb-geforce-gt-740m-2gb-black-desigilat/</text:a></text:p>
          </table:table-cell>
          <table:table-cell table:style-name="ce5" office:value-type="float" office:value="2900" calcext:value-type="float">
            <text:p>2900</text:p>
          </table:table-cell>
          <table:table-cell table:style-name="ce5" office:value-type="string" calcext:value-type="string">
            <text:p>1x4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Nvidia GT 750M</text:p>
          </table:table-cell>
          <table:table-cell table:style-name="ce5" office:value-type="float" office:value="722" calcext:value-type="float">
            <text:p>722</text:p>
          </table:table-cell>
          <table:table-cell table:style-name="ce5" office:value-type="string" calcext:value-type="string">
            <text:p>1920x1080</text:p>
          </table:table-cell>
          <table:table-cell table:style-name="ce5" office:value-type="float" office:value="3250" calcext:value-type="float">
            <text:p>3250</text:p>
          </table:table-cell>
          <table:table-cell table:style-name="ce5" office:value-type="float" office:value="3600" calcext:value-type="float">
            <text:p>3600</text:p>
          </table:table-cell>
          <table:table-cell table:style-name="ce5" office:value-type="string" calcext:value-type="string">
            <text:p>clit mouse</text:p>
          </table:table-cell>
          <table:table-cell table:style-name="ce5" table:number-columns-repeated="1007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<text:a xlink:href="http://www.pcgarage.ro/notebook-laptop/lenovo/156-thinkpad-e540-fhd-procesor-intel-core-i7-4702mq-22ghz-haswell-8gb-1tb-geforce-gt-740m-2gb-black-desigilat/" xlink:type="simple">http://www.pcgarage.ro/notebook-laptop/lenovo/156-thinkpad-e540-fhd-procesor-intel-core-i7-4702mq-22ghz-haswell-8gb-1tb-geforce-gt-740m-2gb-black-desigilat/</text:a></text:p>
          </table:table-cell>
          <table:table-cell table:style-name="Default" office:value-type="float" office:value="3150" calcext:value-type="float">
            <text:p>3150</text:p>
          </table:table-cell>
          <table:table-cell table:style-name="Default" office:value-type="string" calcext:value-type="string">
            <text:p>2x4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string" calcext:value-type="string">
            <text:p>Nvidia GT 750M</text:p>
          </table:table-cell>
          <table:table-cell table:style-name="Default" office:value-type="float" office:value="722" calcext:value-type="float">
            <text:p>722</text:p>
          </table:table-cell>
          <table:table-cell table:style-name="Default" office:value-type="string" calcext:value-type="string">
            <text:p>1920x1080</text:p>
          </table:table-cell>
          <table:table-cell table:style-name="Default" office:value-type="float" office:value="3350" calcext:value-type="float">
            <text:p>3350</text:p>
          </table:table-cell>
          <table:table-cell table:style-name="Default" office:value-type="float" office:value="3850" calcext:value-type="float">
            <text:p>3850</text:p>
          </table:table-cell>
          <table:table-cell table:style-name="ce8" office:value-type="string" calcext:value-type="string">
            <text:p>clit mouse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<text:a xlink:href="http://www.emag.ro/laptop-hp-probook-450-cu-procesor-intel-174-coretm-i7-4702q-2-20ghz-haswell-touch-screen-4gb-750gb-amd-radeon-hd-8750m-2gb-microsoft-windows-8-geanta-laptop-e9y04ea/pd/DKZ1SBBBM/#resigilate" xlink:type="simple">http://www.emag.ro/laptop-hp-probook-450-cu-procesor-intel-174-coretm-i7-4702q-2-20ghz-haswell-touch-screen-4gb-750gb-amd-radeon-hd-8750m-2gb-microsoft-windows-8-geanta-laptop-e9y04ea/pd/DKZ1SBBBM/#resigilate</text:a></text:p>
          </table:table-cell>
          <table:table-cell table:style-name="Default" office:value-type="float" office:value="2950" calcext:value-type="float">
            <text:p>2950</text:p>
          </table:table-cell>
          <table:table-cell table:style-name="Default" office:value-type="string" calcext:value-type="string">
            <text:p>1x4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adeon HD 8750M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office:value-type="string" calcext:value-type="string">
            <text:p>1366x768</text:p>
          </table:table-cell>
          <table:table-cell table:style-name="Default" office:value-type="float" office:value="3300" calcext:value-type="float">
            <text:p>3300</text:p>
          </table:table-cell>
          <table:table-cell table:style-name="Default" office:value-type="float" office:value="3650" calcext:value-type="float">
            <text:p>3650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i7-4700MQ</text:p>
          </table:table-cell>
          <table:table-cell office:value-type="string" calcext:value-type="string">
            <text:p>4+ht</text:p>
          </table:table-cell>
          <table:table-cell/>
          <table:table-cell office:value-type="string" calcext:value-type="string">
            <text:p>2.4-3.4</text:p>
          </table:table-cell>
          <table:table-cell office:value-type="float" office:value="47" calcext:value-type="float">
            <text:p>47</text:p>
          </table:table-cell>
          <table:table-cell office:value-type="float" office:value="7880" calcext:value-type="float">
            <text:p>7880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http://www.pcgarage.ro/notebook-laptop/lenovo/156-ideapad-g510-procesor-intel-core-i7-4700mq-24ghz-haswell-8gb-1tb-plus-8gb-ssh-radeon-r7-m265-2gb-freedos-black/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eon R7 M265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366x768</text:p>
          </table:table-cell>
          <table:table-cell office:value-type="float" office:value="3300" calcext:value-type="float">
            <text:p>3300</text:p>
          </table:table-cell>
          <table:table-cell office:value-type="float" office:value="3650" calcext:value-type="float">
            <text:p>3650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6"/>
          <table:table-cell office:value-type="string" calcext:value-type="string">
            <text:p>http://www.cel.ro/laptop-laptopuri/laptop-lenovo-ideapad-g510-i7_4700mq-1tbplus8gb-8gb-r7m265-2gb-l/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2x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Radeon R7 M265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366x768</text:p>
          </table:table-cell>
          <table:table-cell office:value-type="float" office:value="3100" calcext:value-type="float">
            <text:p>3100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kinda crappy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7-4700HQ</text:p>
          </table:table-cell>
          <table:table-cell office:value-type="string" calcext:value-type="string">
            <text:p>4+ht</text:p>
          </table:table-cell>
          <table:table-cell/>
          <table:table-cell office:value-type="string" calcext:value-type="string">
            <text:p>2.4-3.4</text:p>
          </table:table-cell>
          <table:table-cell office:value-type="float" office:value="47" calcext:value-type="float">
            <text:p>47</text:p>
          </table:table-cell>
          <table:table-cell office:value-type="float" office:value="7935" calcext:value-type="float">
            <text:p>7935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<text:a xlink:href="http://www.emag.ro/laptop-toshiba-satellite-p50-b-103-cu-procesor-intel-174-coretm-i7-4700hq-2-40ghz-haswell-fullhd-8gb-1tb-amd-radeon-r9-m265x-2gb-microsoft-windows-8-1-silver-pspnue-00100lg6/pd/D8W0LBBBM/#resigilate" xlink:type="simple">http://www.emag.ro/laptop-toshiba-satellite-p50-b-103-cu-procesor-intel-174-coretm-i7-4700hq-2-40ghz-haswell-fullhd-8gb-1tb-amd-radeon-r9-m265x-2gb-microsoft-windows-8-1-silver-pspnue-00100lg6/pd/D8W0LBBBM/#resigilate</text:a>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1x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eon R9 M265X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920x1080</text:p>
          </table:table-cell>
          <table:table-cell office:value-type="float" office:value="3650" calcext:value-type="float">
            <text:p>3650</text:p>
          </table:table-cell>
          <table:table-cell office:value-type="float" office:value="3800" calcext:value-type="float">
            <text:p>3800</text:p>
          </table:table-cell>
          <table:table-cell table:style-name="ce9" office:value-type="string" calcext:value-type="string">
            <text:p>HDMI only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7-4710MQ</text:p>
          </table:table-cell>
          <table:table-cell office:value-type="string" calcext:value-type="string">
            <text:p>4+ht</text:p>
          </table:table-cell>
          <table:table-cell/>
          <table:table-cell office:value-type="string" calcext:value-type="string">
            <text:p>2.5-3.5</text:p>
          </table:table-cell>
          <table:table-cell office:value-type="float" office:value="47" calcext:value-type="float">
            <text:p>47</text:p>
          </table:table-cell>
          <table:table-cell office:value-type="float" office:value="8070" calcext:value-type="float">
            <text:p>8070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<text:a xlink:href="http://www.pcgarage.ro/notebook-laptop/lenovo/173-ideapad-z710-fhd-procesor-intel-core-i7-4710mq-25ghz-haswell-8gb-1tb-geforce-840m-2gb-black/" xlink:type="simple">http://www.pcgarage.ro/notebook-laptop/lenovo/173-ideapad-z710-fhd-procesor-intel-core-i7-4710mq-25ghz-haswell-8gb-1tb-geforce-840m-2gb-black/</text:a>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2x4</text:p>
          </table:table-cell>
          <table:table-cell table:number-columns-repeated="5"/>
          <table:table-cell office:value-type="float" office:value="4000" calcext:value-type="float">
            <text:p>4000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<text:a xlink:href="http://www.cel.ro/laptop-laptopuri/laptop-lenovo-ideapad-z710-i7_4710mq-1tb-8gb-gt840m-2gb-fullhd-l/" xlink:type="simple">http://www.cel.ro/laptop-laptopuri/laptop-lenovo-ideapad-z710-i7_4710mq-1tb-8gb-gt840m-2gb-fullhd-l/</text:a>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idia GT 840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920x1080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7-4910MQ</text:p>
          </table:table-cell>
          <table:table-cell office:value-type="string" calcext:value-type="string">
            <text:p>4+ht</text:p>
          </table:table-cell>
          <table:table-cell/>
          <table:table-cell office:value-type="string" calcext:value-type="string">
            <text:p>2.9-3.9</text:p>
          </table:table-cell>
          <table:table-cell office:value-type="float" office:value="47" calcext:value-type="float">
            <text:p>47</text:p>
          </table:table-cell>
          <table:table-cell office:value-type="float" office:value="9777" calcext:value-type="float">
            <text:p>9777</text:p>
          </table:table-cell>
          <table:table-cell office:value-type="float" office:value="2249" calcext:value-type="float">
            <text:p>224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ODIMM DDR3 8 GiB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DIMM DDR3 4 GiB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22:54:29.610860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0:06:59.843642423</meta:creation-date>
    <dc:date>2014-11-07T23:54:09.057079588</dc:date>
    <meta:editing-duration>P2DT18H5M57S</meta:editing-duration>
    <meta:editing-cycles>65</meta:editing-cycles>
    <meta:generator>LibreOffice/4.3.3.1.0$Linux_X86_64 LibreOffice_project/430m0$Build-1</meta:generator>
    <meta:document-statistic meta:table-count="1" meta:cell-count="262" meta:object-count="0"/>
  </office:meta>
</office:document-meta>
</file>